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55486111111111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78694444444444cm"/>
    </style:style>
    <style:style style:name="co5" style:family="table-column">
      <style:table-column-properties fo:break-before="auto" style:column-width="4.63902777777778cm"/>
    </style:style>
    <style:style style:name="co6" style:family="table-column">
      <style:table-column-properties fo:break-before="auto" style:column-width="5.15055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inXport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<text:s text:c="51"/>winXport</text:p>
          </table:table-cell>
          <table:table-cell office:value-type="string" table:style-name="ce1">
            <text:p><text:s text:c="64"/></text:p>
          </table:table-cell>
          <table:table-cell office:value-type="string" table:style-name="ce1">
            <text:p><text:s text:c="15"/>winXpor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.NO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price per 1</text:p>
          </table:table-cell>
          <table:table-cell office:value-type="string" table:style-name="ce1">
            <text:p>price w/o shipping</text:p>
          </table:table-cell>
          <table:table-cell office:value-type="string" table:style-name="ce1">
            <text:p>price in inr(total w/o shipping)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7" 1024 x 600 IPS Display for LattePanda</text:p>
          </table:table-cell>
          <table:table-cell office:value-type="string" table:style-name="ce2">
            <text:p><text:a xlink:href="https://www.dfrobot.com/product-1413.html?tracking=5cc5616eba8ae">dfrobot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45</text:p>
          </table:table-cell>
          <table:table-cell office:value-type="string" table:style-name="ce1">
            <text:p>$65</text:p>
          </table:table-cell>
          <table:table-cell office:value-type="string" table:style-name="ce1">
            <text:p>RS.585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7" Capacitive Touch Panel Overlay for LattePanda</text:p>
          </table:table-cell>
          <table:table-cell office:value-type="string" table:style-name="ce2">
            <text:p><text:a xlink:href="https://www.dfrobot.com/product-1414.html?tracking=5cc5616eba8ae">dfrobot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19</text:p>
          </table:table-cell>
          <table:table-cell office:value-type="string" table:style-name="ce1">
            <text:p>$19</text:p>
          </table:table-cell>
          <table:table-cell office:value-type="string" table:style-name="ce1">
            <text:p>RS.178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MS - 20A Li-ion Battery Protection Board</text:p>
          </table:table-cell>
          <table:table-cell office:value-type="string" table:style-name="ce2">
            <text:p><text:a xlink:href="https://quartzcomponents.com/products/3s-20a-li-ion-battery-18650-charger-pcb-bms-protection-board?variant=37988443521208&amp;country=IN&amp;currency=INR&amp;utm_medium=product_sync&amp;utm_source=google&amp;utm_content=sag_organic&amp;utm_campaign=sag_organic?utm_source=google&amp;utm_medium=FreeListings&amp;gad_source=1&amp;gad_campaignid=20396578075&amp;gbraid=0AAAAACPPFdMDfTHCjPnllHot9G4prvOOW&amp;gclid=Cj0KCQiAgvPKBhCxARIsAOlK_ErunyUeaqjuWPt9yqZ92lkGmtgN94YrDaKWLRFGES5DMbo7T8qhblEaAs-vEALw_wcB">quartzcomponents.in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0.70</text:p>
          </table:table-cell>
          <table:table-cell office:value-type="string" table:style-name="ce1">
            <text:p>$0.70</text:p>
          </table:table-cell>
          <table:table-cell office:value-type="string" table:style-name="ce1">
            <text:p>RS.6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attePanda V1 - The Windows 10 Single Board</text:p>
          </table:table-cell>
          <table:table-cell office:value-type="string" table:style-name="ce2">
            <text:p><text:a xlink:href="https://www.dfrobot.com/product-1405.html?tracking=5cc5616eba8ae">dfrobot.com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135</text:p>
          </table:table-cell>
          <table:table-cell office:value-type="string" table:style-name="ce1">
            <text:p>$135</text:p>
          </table:table-cell>
          <table:table-cell office:value-type="string" table:style-name="ce1">
            <text:p>RS.1215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.7v 2500mah 18650 Li-Ion Battery</text:p>
          </table:table-cell>
          <table:table-cell office:value-type="string" table:style-name="ce2">
            <text:p><text:a xlink:href="https://robocraze.com/products/3-7v-2500mah-18650-li-ion-battery?variant=43194107920608&amp;country=IN&amp;currency=INR&amp;utm_medium=product_sync&amp;utm_source=google&amp;utm_content=sag_organic&amp;utm_campaign=sag_organic&amp;campaignid=23175860290&amp;adgroupid=&amp;keyword=&amp;device=c&amp;gad_source=1&amp;gad_campaignid=23166310728&amp;gbraid=0AAAAADgHQvaw-tCTqDq_MH4MKvxVzAVu-&amp;gclid=Cj0KCQiAgvPKBhCxARIsAOlK_Eogj5KXsdovmnLT5HFRfzoB5y5Y-vxZ6MmpVYJmE-3rES5THHEg4fAaAh4gEALw_wcB">robocraze.com</text:a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$0.88</text:p>
          </table:table-cell>
          <table:table-cell office:value-type="string" table:style-name="ce1">
            <text:p>$2.64</text:p>
          </table:table-cell>
          <table:table-cell office:value-type="string" table:style-name="ce1">
            <text:p>RS.237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ower Jack Socket for DC power supply Connector</text:p>
          </table:table-cell>
          <table:table-cell office:value-type="string" table:style-name="ce2">
            <text:p><text:a xlink:href="https://www.amazon.in/SOOTRA-Branded-5-5x2-1-Female-Connector/dp/B0BHPGMKNF?th=1">amazon.in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1.54</text:p>
          </table:table-cell>
          <table:table-cell office:value-type="string" table:style-name="ce1">
            <text:p>$1.55</text:p>
          </table:table-cell>
          <table:table-cell office:value-type="string" table:style-name="ce1">
            <text:p>RS.14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C 3A 5V Step-down Power Supply Module</text:p>
          </table:table-cell>
          <table:table-cell office:value-type="string" table:style-name="ce2">
            <text:p><text:a xlink:href="https://robu.in/product/dc-dc-3a-5v-12v-24v-to-5v-step-down-power-supply-module/">robu.in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0.54</text:p>
          </table:table-cell>
          <table:table-cell office:value-type="string" table:style-name="ce1">
            <text:p>$0.55</text:p>
          </table:table-cell>
          <table:table-cell office:value-type="string" table:style-name="ce1">
            <text:p>RS.5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icro USB 4pin Male Connector</text:p>
          </table:table-cell>
          <table:table-cell office:value-type="string" table:style-name="ce2">
            <text:p><text:a xlink:href="https://robu.in/product/10pcs-lot-yt2153y-micro-usb-4pin-male-connector-plug-black-welding-data-otg-line-interface/">robu.in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0.77</text:p>
          </table:table-cell>
          <table:table-cell office:value-type="string" table:style-name="ce1">
            <text:p>$0.78</text:p>
          </table:table-cell>
          <table:table-cell office:value-type="string" table:style-name="ce1">
            <text:p>RS.7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wo-Channel Stereo <text:s/>Audio Amplifier</text:p>
          </table:table-cell>
          <table:table-cell office:value-type="string" table:style-name="ce2">
            <text:p><text:a xlink:href="https://robu.in/product/smartelex-pam8403-stereo-mini-class-d-audio-amplifier/?gad_source=1&amp;gad_campaignid=18585959909&amp;gbraid=0AAAAADvLFWex5DWvy7W5-bnE1TQU5ne7O&amp;gclid=Cj0KCQiAgvPKBhCxARIsAOlK_Eo2Rv8GWPWCa34uN6zK7OBdEyUchHjCpn1aRzb7ucxpd92SFJ87p3waAuAsEALw_wcB">robu.in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0.61</text:p>
          </table:table-cell>
          <table:table-cell office:value-type="string" table:style-name="ce1">
            <text:p>$0.62</text:p>
          </table:table-cell>
          <table:table-cell office:value-type="string" table:style-name="ce1">
            <text:p>RS.58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.5Watt Power Audio Speaker</text:p>
          </table:table-cell>
          <table:table-cell office:value-type="string" table:style-name="ce2">
            <text:p><text:a xlink:href="https://www.amazon.in/Electronic-Spices-Wired-Sound-Speakers/dp/B07MTK843Z/ref=pd_lpo_d_sccl_1/525-2073887-6844301?pd_rd_w=Xt6qI&amp;content-id=amzn1.sym.e0c8139c-1aa1-443c-af8a-145a0481f27c&amp;pf_rd_p=e0c8139c-1aa1-443c-af8a-145a0481f27c&amp;pf_rd_r=VQTP2P2PTWFSF5Z21ND2&amp;pd_rd_wg=WOHQ8&amp;pd_rd_r=6876e3f3-85a2-4e8c-9884-f6fe5692de2c&amp;pd_rd_i=B07MTK843Z&amp;psc=1%5c">amazon.in</text:a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$1.15</text:p>
          </table:table-cell>
          <table:table-cell office:value-type="string" table:style-name="ce1">
            <text:p>$1.16</text:p>
          </table:table-cell>
          <table:table-cell office:value-type="string" table:style-name="ce1">
            <text:p>RS.104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3.5 mm Stereo Type Connector Pin</text:p>
          </table:table-cell>
          <table:table-cell office:value-type="string" table:style-name="ce2">
            <text:p><text:a xlink:href="https://www.amazon.in/ICSTORE-Bluetooth-Amplifier-Headphone-Connector-Color/dp/B09B6HHSJM">amazon.in</text:a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$1.54</text:p>
          </table:table-cell>
          <table:table-cell office:value-type="string" table:style-name="ce1">
            <text:p>$1.55</text:p>
          </table:table-cell>
          <table:table-cell office:value-type="string" table:style-name="ce1">
            <text:p>RS.14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2.5x8mm screws</text:p>
          </table:table-cell>
          <table:table-cell office:value-type="string" table:style-name="ce4">
            <text:p><text:a xlink:href="https://onlyscrews.in/products/m2-5-x-8mm-phillips-pan-head-ss-304-screw?variant=49225976676665">Onlyscrews.in</text:a>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$0.029</text:p>
          </table:table-cell>
          <table:table-cell office:value-type="string" table:style-name="ce3">
            <text:p>$0.030</text:p>
          </table:table-cell>
          <table:table-cell office:value-type="string" table:style-name="ce1">
            <text:p>RS.36.40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2.5x8mm inserts</text:p>
          </table:table-cell>
          <table:table-cell office:value-type="string" table:style-name="ce4">
            <text:p><text:a xlink:href="https://onlyscrews.in/products/m2-5-x-8mm-brass-threaded-inserts?variant=49610304586041">Onlyscrews.in</text:a>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$0.029</text:p>
          </table:table-cell>
          <table:table-cell office:value-type="string" table:style-name="ce3">
            <text:p>$0.029</text:p>
          </table:table-cell>
          <table:table-cell office:value-type="string" table:style-name="ce1">
            <text:p>RS.36.40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GRAND TOTAL = $228.60</text:p>
          </table:table-cell>
          <table:table-cell office:value-type="string" table:style-name="ce1">
            <text:p>GRAND TOTAL(INR)=RS.20,100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426</meta:generator>
    <meta:initial-creator>Mohan K</meta:initial-creator>
    <dc:creator>KAN MOHAN</dc:creator>
    <meta:creation-date>2026-01-07T08:00:41Z</meta:creation-date>
    <dc:date>2026-01-07T09:55:47Z</dc:date>
  </office:meta>
</office:document-meta>
</file>